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officeooo:rsid="002ab025" officeooo:paragraph-rsid="002ab025"/>
    </style:style>
    <style:style style:name="P4" style:family="paragraph" style:parent-style-name="Text_20_body">
      <style:text-properties officeooo:rsid="002c423d" officeooo:paragraph-rsid="002c423d"/>
    </style:style>
    <style:style style:name="P5" style:family="paragraph" style:parent-style-name="Text_20_body">
      <style:text-properties officeooo:rsid="002df473" officeooo:paragraph-rsid="002df473"/>
    </style:style>
    <style:style style:name="P6" style:family="paragraph" style:parent-style-name="Text_20_body">
      <style:text-properties officeooo:rsid="002e3cae" officeooo:paragraph-rsid="002e3cae"/>
    </style:style>
    <style:style style:name="P7" style:family="paragraph" style:parent-style-name="Text_20_body">
      <style:text-properties officeooo:rsid="002e978a" officeooo:paragraph-rsid="002e978a"/>
    </style:style>
    <style:style style:name="P8" style:family="paragraph" style:parent-style-name="Text_20_body">
      <style:text-properties officeooo:rsid="002f8ece" officeooo:paragraph-rsid="002f8ece"/>
    </style:style>
    <style:style style:name="P9" style:family="paragraph" style:parent-style-name="Text_20_body">
      <style:text-properties officeooo:rsid="002ffda2" officeooo:paragraph-rsid="002ffda2"/>
    </style:style>
    <style:style style:name="P10" style:family="paragraph" style:parent-style-name="Text_20_body">
      <style:text-properties officeooo:rsid="00314144" officeooo:paragraph-rsid="00314144"/>
    </style:style>
    <style:style style:name="P11" style:family="paragraph" style:parent-style-name="Text_20_body">
      <style:text-properties officeooo:rsid="0034157f" officeooo:paragraph-rsid="0034157f"/>
    </style:style>
    <style:style style:name="P12" style:family="paragraph" style:parent-style-name="Text_20_body">
      <style:text-properties officeooo:rsid="0034fdbc" officeooo:paragraph-rsid="0034fdbc"/>
    </style:style>
    <style:style style:name="P13" style:family="paragraph" style:parent-style-name="Text_20_body">
      <style:text-properties officeooo:rsid="00358c85" officeooo:paragraph-rsid="00358c85"/>
    </style:style>
    <style:style style:name="P14" style:family="paragraph" style:parent-style-name="Text_20_body">
      <style:text-properties officeooo:paragraph-rsid="0039616d"/>
    </style:style>
    <style:style style:name="P15" style:family="paragraph" style:parent-style-name="Text_20_body">
      <style:text-properties officeooo:rsid="0039616d" officeooo:paragraph-rsid="0039616d"/>
    </style:style>
    <style:style style:name="P16" style:family="paragraph" style:parent-style-name="Terminal">
      <style:text-properties officeooo:rsid="002df473" officeooo:paragraph-rsid="002df473"/>
    </style:style>
    <style:style style:name="P17" style:family="paragraph" style:parent-style-name="Terminal">
      <style:text-properties officeooo:rsid="002f8ece" officeooo:paragraph-rsid="002f8ece"/>
    </style:style>
    <style:style style:name="P18" style:family="paragraph" style:parent-style-name="Terminal">
      <style:text-properties officeooo:rsid="00330fe2" officeooo:paragraph-rsid="00330fe2"/>
    </style:style>
    <style:style style:name="P19" style:family="paragraph" style:parent-style-name="Terminal">
      <style:text-properties officeooo:rsid="0034157f" officeooo:paragraph-rsid="0034157f"/>
    </style:style>
    <style:style style:name="P20" style:family="paragraph" style:parent-style-name="Terminal">
      <style:text-properties officeooo:rsid="0034157f" officeooo:paragraph-rsid="00358c85"/>
    </style:style>
    <style:style style:name="P21" style:family="paragraph" style:parent-style-name="Terminal">
      <style:text-properties officeooo:rsid="0034157f" officeooo:paragraph-rsid="0034157f" fo:background-color="transparent"/>
    </style:style>
    <style:style style:name="P22" style:family="paragraph" style:parent-style-name="Terminal">
      <style:text-properties officeooo:rsid="0034157f" officeooo:paragraph-rsid="00358c85" fo:background-color="transparent"/>
    </style:style>
    <style:style style:name="P23" style:family="paragraph" style:parent-style-name="Terminal">
      <style:text-properties officeooo:rsid="00358c85" officeooo:paragraph-rsid="00358c85"/>
    </style:style>
    <style:style style:name="P24" style:family="paragraph" style:parent-style-name="Terminal">
      <style:text-properties officeooo:rsid="0036f02a" officeooo:paragraph-rsid="0036f02a"/>
    </style:style>
    <style:style style:name="P25" style:family="paragraph" style:parent-style-name="Terminal">
      <style:text-properties officeooo:rsid="0039616d" officeooo:paragraph-rsid="0039616d"/>
    </style:style>
    <style:style style:name="P26" style:family="paragraph" style:parent-style-name="Text_20_body">
      <style:text-properties officeooo:rsid="0036f02a" officeooo:paragraph-rsid="00376fd3"/>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ab025"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officeooo:rsid="002c423d"/>
    </style:style>
    <style:style style:name="T8" style:family="text">
      <style:text-properties style:text-position="super 58%"/>
    </style:style>
    <style:style style:name="T9" style:family="text">
      <style:text-properties style:text-position="super 58%" officeooo:rsid="002df473"/>
    </style:style>
    <style:style style:name="T10" style:family="text">
      <style:text-properties officeooo:rsid="002df473"/>
    </style:style>
    <style:style style:name="T11" style:family="text">
      <style:text-properties officeooo:rsid="002e3cae"/>
    </style:style>
    <style:style style:name="T12" style:family="text">
      <style:text-properties officeooo:rsid="002e978a"/>
    </style:style>
    <style:style style:name="T13" style:family="text">
      <style:text-properties officeooo:rsid="002f8ece"/>
    </style:style>
    <style:style style:name="T14" style:family="text">
      <style:text-properties officeooo:rsid="002ffda2"/>
    </style:style>
    <style:style style:name="T15" style:family="text">
      <style:text-properties officeooo:rsid="00330fe2"/>
    </style:style>
    <style:style style:name="T16" style:family="text">
      <style:text-properties officeooo:rsid="0034fdbc"/>
    </style:style>
    <style:style style:name="T17" style:family="text">
      <style:text-properties officeooo:rsid="00358c85"/>
    </style:style>
    <style:style style:name="T18" style:family="text">
      <style:text-properties fo:background-color="transparent" loext:char-shading-value="0"/>
    </style:style>
    <style:style style:name="T19" style:family="text">
      <style:text-properties fo:background-color="#ffcc00" loext:char-shading-value="0"/>
    </style:style>
    <style:style style:name="T20" style:family="text">
      <style:text-properties officeooo:rsid="0036f02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131_10105642" text:style-name="Index_20_Link" text:visited-style-name="Index_20_Link">Question 1 :<text:tab/>1</text:a></text:p>
          <text:p text:style-name="P27"><text:a xlink:type="simple" xlink:href="#__RefHeading___Toc133_10105642" text:style-name="Index_20_Link" text:visited-style-name="Index_20_Link">Question 2 :<text:tab/>2</text:a></text:p>
          <text:p text:style-name="P27"><text:a xlink:type="simple" xlink:href="#__RefHeading___Toc135_10105642" text:style-name="Index_20_Link" text:visited-style-name="Index_20_Link">Question 3 :<text:tab/>4</text:a></text:p>
          <text:p text:style-name="P27"><text:a xlink:type="simple" xlink:href="#__RefHeading___Toc219_10105642" text:style-name="Index_20_Link" text:visited-style-name="Index_20_Link">Question 4 :<text:tab/>6</text:a></text:p>
          <text:p text:style-name="P27"><text:a xlink:type="simple" xlink:href="#__RefHeading___Toc498_840246645" text:style-name="Index_20_Link" text:visited-style-name="Index_20_Link">Question 5 :<text:tab/>7</text:a></text:p>
        </text:index-body>
      </text:table-of-content>
      <text:h text:style-name="Heading_20_1" text:outline-level="1"><text:bookmark-start text:name="__RefHeading___Toc131_10105642"/>Question 1 :<text:bookmark-end text:name="__RefHeading___Toc131_10105642"/></text:h>
      <text:p text:style-name="P3">a) <text:span text:style-name="T7">La commande « fdisk -l » a pour fonction : Afficher les tables de partitions des périphériques indiqués puis quitter. Si aucun périphérique n’est fourni, ceux mentionnés dans /proc/partitions (si le fichier existe) sont utilisés.</text:span></text:p>
      <text:p text:style-name="P4">b) Il y a 2 disques durs de présents sur cette machine et ils sont partitionnés.</text:p>
      <text:p text:style-name="P4">On utilise la commande fdisk -l pour afficher les tables de partitions des périphériques.</text:p>
      <text:p text:style-name="P4">Sur le 1<text:span text:style-name="T8">er</text:span> disque il y a 4 partitons :</text:p>
      <text:p text:style-name="P16">Périphérique Amorçage <text:s text:c="4"/>Début <text:s text:c="6"/>Fin <text:s/>Secteurs Taille Id Type</text:p>
      <text:p text:style-name="P16">/dev/sda1 <text:s text:c="13"/>19279872 140713983 121434112 <text:s/>57,9G 83 Linux</text:p>
      <text:p text:style-name="P16">/dev/sda2 <text:s text:c="17"/>2048 <text:s text:c="2"/>2502655 <text:s text:c="2"/>2500608 <text:s text:c="2"/>1,2G 83 Linux</text:p>
      <text:p text:style-name="P16">/dev/sda3 <text:s text:c="14"/>2502656 <text:s/>19279871 <text:s/>16777216 <text:s text:c="4"/>8G 82 partition d'échang</text:p>
      <text:p text:style-name="P16">/dev/sda4 <text:s text:c="12"/>140713984 468449279 327735296 156,3G 83 Linux</text:p>
      <text:p text:style-name="P5">Sur le 2ème disque il n’y a qu’une seule partition :</text:p>
      <text:p text:style-name="P16">Périphérique Amorçage Début <text:s text:c="5"/>Fin Secteurs Taille Id Type</text:p>
      <text:p text:style-name="P16">/dev/sdb1 <text:s text:c="15"/>63 15154271 15154209 <text:s text:c="2"/>7,2G <text:s/>c W95 FAT32 (LBA)</text:p>
      <text:p text:style-name="P4">c) <text:span text:style-name="T10">Sur le 1</text:span><text:span text:style-name="T9">er</text:span><text:span text:style-name="T10"> disque il y a 1 secteur, ses tailles logique et physique sont de 512 octets, son type d’étiquette de disque est dos et son identifiant est 0xa476a476</text:span></text:p>
      <text:p text:style-name="P16">Unités : secteur de 1 × 512 = 512 octets</text:p>
      <text:p text:style-name="P16">Taille de secteur (logique / physique) : 512 octets / 512 octets</text:p>
      <text:p text:style-name="P16">taille d'E/S (minimale / optimale) : 512 octets / 512 octets</text:p>
      <text:p text:style-name="P16">Type d'étiquette de disque : dos</text:p>
      <text:p text:style-name="P16">Identifiant de disque : 0xa476a476</text:p>
      <text:p text:style-name="P5">Sur le 2éme disque il y a 1 secteur, ses tailles logique et physique sont de 512 octets, son type d’étiquette de disque est dos et son identifiant est 0x71ae60ed</text:p>
      <text:p text:style-name="P16">Unités : secteur de 1 × 512 = 512 octets</text:p>
      <text:p text:style-name="P16"><text:soft-page-break/>Taille de secteur (logique / physique) : 512 octets / 512 octets</text:p>
      <text:p text:style-name="P16">taille d'E/S (minimale / optimale) : 512 octets / 512 octets</text:p>
      <text:p text:style-name="P16">Type d'étiquette de disque : dos</text:p>
      <text:p text:style-name="P16">Identifiant de disque : 0x71ae60ed</text:p>
      <text:h text:style-name="Heading_20_1" text:outline-level="1"><text:bookmark-start text:name="__RefHeading___Toc133_10105642"/>Question 2 :<text:bookmark-end text:name="__RefHeading___Toc133_10105642"/></text:h>
      <text:p text:style-name="P5">a) <text:span text:style-name="T11">La commande « dd » permet de copier un fichier en le convertissant et en le formatant selon les opérandes. Les opérandes sont les options qui sont écrites derrière la commande. </text:span></text:p>
      <text:p text:style-name="P6">b) La commande « dd bs=1 count=600 if=/dev/sda of=./log.txt » va lire le fichier sda au lieu d’entrée standard et écrire le résultat dans le fichier log (fichier texte) plutôt que sur la sortie standard. <text:span text:style-name="T12">Le fichier ne pourra copier que 600 blocs d’entrée et lire et écrire que 1 octet à la fois.</text:span></text:p>
      <text:p text:style-name="P7">c) La commande « hexdump » permet d’afficher le contenu d’un fichier <text:span text:style-name="T13">qui contient des lignes au format spécifié (héxadécimal, décimal ou binaire).</text:span></text:p>
      <text:p text:style-name="P8">d) En utilisant la commande dd je copie 540 blocs de 1 octet à partir du disque /dev/sda dans un fichier que j’ai nommé q2 :</text:p>
      <text:p text:style-name="P17">root@213-10 : /home/test</text:p>
      <text:p text:style-name="P17"># dd bs=1 count=540 if=/dev/sda of=./q2</text:p>
      <text:p text:style-name="P17">540+0 enregistrements lus</text:p>
      <text:p text:style-name="P17">540+0 enregistrements écrits</text:p>
      <text:p text:style-name="P17">540 bytes copied, 0,000974784 s, 554 kB/s</text:p>
      <text:p text:style-name="P8">Et grâce à la commande hexdump j’affiche le contenu de mon fichier :</text:p>
      <text:p text:style-name="P17">root@213-10 : /home/test</text:p>
      <text:p text:style-name="P17"># hexdump q2</text:p>
      <text:p text:style-name="P17">0000000 63eb d090 00bc fb7c 0750 1f50 befc 7c1b</text:p>
      <text:p text:style-name="P17">0000010 1bbf 5006 b957 01e5 a4f3 bdcb 07be 04b1</text:p>
      <text:p text:style-name="P17">0000020 6e38 7c00 7509 8313 10c5 f4e2 18cd f58b</text:p>
      <text:p text:style-name="P17">0000030 c683 4910 1974 2c38 f674 b5a0 b407 0203</text:p>
      <text:p text:style-name="P17">0000040 00ff 2000 0001 0000 0200 90fa f690 80c2</text:p>
      <text:p text:style-name="P17">0000050 0275 80b2 59ea 007c 3100 8000 0001 0000</text:p>
      <text:p text:style-name="P17">0000060 0000 0000 faff 9090 c2f6 7480 f605 70c2</text:p>
      <text:p text:style-name="P17">0000070 0274 80b2 79ea 007c 3100 8ec0 8ed8 bcd0</text:p>
      <text:p text:style-name="P17"><text:soft-page-break/>0000080 2000 a0fb 7c64 ff3c 0274 c288 bb52 0417</text:p>
      <text:p text:style-name="P17">0000090 07f6 7403 be06 7d88 17e8 be01 7c05 41b4</text:p>
      <text:p text:style-name="P17">00000a0 aabb cd55 5a13 7252 813d 55fb 75aa 8337</text:p>
      <text:p text:style-name="P17">00000b0 01e1 3274 c031 4489 4004 4488 89ff 0244</text:p>
      <text:p text:style-name="P17">00000c0 04c7 0010 8b66 5c1e 667c 5c89 6608 1e8b</text:p>
      <text:p text:style-name="P17">00000d0 7c60 8966 0c5c 44c7 0006 b470 cd42 7213</text:p>
      <text:p text:style-name="P17">00000e0 bb05 7000 76eb 08b4 13cd 0d73 845a 0fd2</text:p>
      <text:p text:style-name="P17">00000f0 d083 be00 7d93 82e9 6600 b60f 88c6 ff64</text:p>
      <text:p text:style-name="P17">0000100 6640 4489 0f04 d1b6 e2c1 8802 88e8 40f4</text:p>
      <text:p text:style-name="P17">0000110 4489 0f08 c2b6 e8c0 6602 0489 a166 7c60</text:p>
      <text:p text:style-name="P17">0000120 0966 75c0 664e 5ca1 667c d231 f766 8834</text:p>
      <text:p text:style-name="P17">0000130 31d1 66d2 74f7 3b04 0844 377d c1fe c588</text:p>
      <text:p text:style-name="P17">0000140 c030 e8c1 0802 88c1 5ad0 c688 00bb 8e70</text:p>
      <text:p text:style-name="P17">0000150 31c3 b8db 0201 13cd 1e72 c38c 1e60 00b9</text:p>
      <text:p text:style-name="P17">0000160 8e01 31db bff6 8000 c68e f3fc 1fa5 ff61</text:p>
      <text:p text:style-name="P17">0000170 5a26 be7c 7d8e 03eb 9dbe e87d 0034 a2be</text:p>
      <text:p text:style-name="P17">0000180 e87d 002e 18cd feeb 5247 4255 0020 6547</text:p>
      <text:p text:style-name="P17">0000190 6d6f 4800 7261 2064 6944 6b73 5200 6165</text:p>
      <text:p text:style-name="P17">00001a0 0064 4520 7272 726f 0a0d bb00 0001 0eb4</text:p>
      <text:p text:style-name="P17">00001b0 10cd 3cac 7500 c3f4 a476 a476 0000 fe00</text:p>
      <text:p text:style-name="P17">00001c0 ffff fe83 ffff 3000 0126 f000 073c 2000</text:p>
      <text:p text:style-name="P17">00001d0 0021 c783 9b2c 0800 0000 2800 0026 c700</text:p>
      <text:p text:style-name="P17">00001e0 9b2d fe82 ffff 3000 0026 0000 0100 fe00</text:p>
      <text:p text:style-name="P17">00001f0 ffff fe83 ffff 2000 0863 d800 1388 aa55</text:p>
      <text:p text:style-name="P17">0000200 e852 0128 0874 be56 8133 4ce8 5e01 f4bf</text:p>
      <text:p text:style-name="P17">0000210 6681 2d8b 7d83 0008 840f 00e9 <text:s text:c="9"/></text:p>
      <text:p text:style-name="P17">000021c</text:p>
      <text:p text:style-name="P8">e) <text:span text:style-name="T14">La représentation en little endian est la représentation des nombres de plusieurs octets avec l’octet de poids faible en premier.</text:span></text:p>
      <text:p text:style-name="P9">f) j’ai identifié le mot aa55 dans la dernière colonne, à la 21ème ligne (3ème ligne en partant de la fin).</text:p>
      <text:p text:style-name="P10"><text:soft-page-break/>g) En affichant le contenu du fichier q2 avec la commande cat j’observe que le contenu du fichier est affiché en caractère ASCII. La commande hexdump elle va afficher le contenu de mon fichier en héxadécimal. <text:span text:style-name="T15">La commande cat n’est pas faite pour lire des fichiers binaires ou héxadécimaux.</text:span></text:p>
      <text:h text:style-name="Heading_20_1" text:outline-level="1"><text:bookmark-start text:name="__RefHeading___Toc135_10105642"/>Question 3 :<text:bookmark-end text:name="__RefHeading___Toc135_10105642"/></text:h>
      <text:p text:style-name="P10">a) <text:span text:style-name="T15">J’utilise a commande suivante pour faire une copie du MBR de mon disque dur dans un fichier nommé mbr.backup :</text:span></text:p>
      <text:p text:style-name="P18">root@213-10 : /home/test</text:p>
      <text:p text:style-name="P18"># dd bs=1 count=512 if=/dev/sda of=mbr.backup</text:p>
      <text:p text:style-name="P18">512+0 enregistrements lus</text:p>
      <text:p text:style-name="P18">512+0 enregistrements écrits</text:p>
      <text:p text:style-name="P18">512 bytes copied, 0,00148839 s, 344 kB/s</text:p>
      <text:p text:style-name="P11">J’affiche ensuite le contenu du fichier mbr.backup :</text:p>
      <text:p text:style-name="P19">root@213-10 : /home/test</text:p>
      <text:p text:style-name="P19"># hexdump mbr.backup</text:p>
      <text:p text:style-name="P19">0000000 63eb d090 00bc fb7c 0750 1f50 befc 7c1b</text:p>
      <text:p text:style-name="P19">0000010 1bbf 5006 b957 01e5 a4f3 bdcb 07be 04b1</text:p>
      <text:p text:style-name="P19">0000020 6e38 7c00 7509 8313 10c5 f4e2 18cd f58b</text:p>
      <text:p text:style-name="P19">0000030 c683 4910 1974 2c38 f674 b5a0 b407 0203</text:p>
      <text:p text:style-name="P19">0000040 00ff 2000 0001 0000 0200 90fa f690 80c2</text:p>
      <text:p text:style-name="P19">0000050 0275 80b2 59ea 007c 3100 8000 0001 0000</text:p>
      <text:p text:style-name="P19">0000060 0000 0000 faff 9090 c2f6 7480 f605 70c2</text:p>
      <text:p text:style-name="P19">0000070 0274 80b2 79ea 007c 3100 8ec0 8ed8 bcd0</text:p>
      <text:p text:style-name="P19">0000080 2000 a0fb 7c64 ff3c 0274 c288 bb52 0417</text:p>
      <text:p text:style-name="P19">0000090 07f6 7403 be06 7d88 17e8 be01 7c05 41b4</text:p>
      <text:p text:style-name="P19">00000a0 aabb cd55 5a13 7252 813d 55fb 75aa 8337</text:p>
      <text:p text:style-name="P19">00000b0 01e1 3274 c031 4489 4004 4488 89ff 0244</text:p>
      <text:p text:style-name="P19">00000c0 04c7 0010 8b66 5c1e 667c 5c89 6608 1e8b</text:p>
      <text:p text:style-name="P19">00000d0 7c60 8966 0c5c 44c7 0006 b470 cd42 7213</text:p>
      <text:p text:style-name="P19">00000e0 bb05 7000 76eb 08b4 13cd 0d73 845a 0fd2</text:p>
      <text:p text:style-name="P19">00000f0 d083 be00 7d93 82e9 6600 b60f 88c6 ff64</text:p>
      <text:p text:style-name="P19"><text:soft-page-break/>0000100 6640 4489 0f04 d1b6 e2c1 8802 88e8 40f4</text:p>
      <text:p text:style-name="P19">0000110 4489 0f08 c2b6 e8c0 6602 0489 a166 7c60</text:p>
      <text:p text:style-name="P19">0000120 0966 75c0 664e 5ca1 667c d231 f766 8834</text:p>
      <text:p text:style-name="P19">0000130 31d1 66d2 74f7 3b04 0844 377d c1fe c588</text:p>
      <text:p text:style-name="P19">0000140 c030 e8c1 0802 88c1 5ad0 c688 00bb 8e70</text:p>
      <text:p text:style-name="P19">0000150 31c3 b8db 0201 13cd 1e72 c38c 1e60 00b9</text:p>
      <text:p text:style-name="P19">0000160 8e01 31db bff6 8000 c68e f3fc 1fa5 ff61</text:p>
      <text:p text:style-name="P19">0000170 5a26 be7c 7d8e 03eb 9dbe e87d 0034 a2be</text:p>
      <text:p text:style-name="P19">0000180 e87d 002e 18cd feeb 5247 4255 0020 6547</text:p>
      <text:p text:style-name="P19">0000190 6d6f 4800 7261 2064 6944 6b73 5200 6165</text:p>
      <text:p text:style-name="P19">00001a0 0064 4520 7272 726f 0a0d bb00 0001 0eb4</text:p>
      <text:p text:style-name="P19">00001b0 10cd 3cac 7500 c3f4 a476 a476 00<text:span text:style-name="T18">00 fe00</text:span></text:p>
      <text:p text:style-name="P21">00001c0 ffff fe83 ffff 3000 0126 f000 073c 2000</text:p>
      <text:p text:style-name="P21">00001d0 0021 c783 9b2c 0800 0000 2800 0026 c700</text:p>
      <text:p text:style-name="P21">00001e0 9b2d fe82 ffff 3000 0026 0000 0100 fe00</text:p>
      <text:p text:style-name="P19"><text:span text:style-name="T18">00001f0 ffff fe83 ffff 2000 0863 d800 1388</text:span> aa55</text:p>
      <text:p text:style-name="P19">0000200</text:p>
      <text:p text:style-name="P11">b) Le magic number est aa55 et le début du MBR est 63eb.</text:p>
      <text:p text:style-name="P11">c) <text:span text:style-name="T16">J’identifie les groupes d’octets correspondant aux caractéristiques de chaque partition :</text:span></text:p>
      <text:p text:style-name="P12">- Pour la partition bootable je trouve 00 donc elle n’est pas bootable</text:p>
      <text:p text:style-name="P12">- le secteur de début de la partition: FEFF</text:p>
      <text:p text:style-name="P12">- le type de la partition : <text:span text:style-name="T17">83</text:span></text:p>
      <text:p text:style-name="P12">- le secteur de fin de la partition : <text:span text:style-name="T17">FE</text:span> FF FF</text:p>
      <text:p text:style-name="P12">- le nombre de secteurs avant la partition : <text:span text:style-name="T17">00 30 26 01</text:span></text:p>
      <text:p text:style-name="P13">- le nombre total de secteurs dans la partition : 00 F0 3C 07</text:p>
      <text:p text:style-name="P13">d) Il y a 4 partitions présentes sur le système. Le type de la partition est 83 donc c’est un type de partition utilisé par les systèmes de fichiers ext2, ext3, ext4, ReiserFS et JFS donc principalement par Linux.</text:p>
      <text:p text:style-name="P13">e) Oui ces données coïncident bien avec les informations fournies par fdisk. On retrouve bien82 et 83 :</text:p>
      <text:p text:style-name="P23"><text:soft-page-break/>root@213-10 : /home/test</text:p>
      <text:p text:style-name="P23"># fdisk -l</text:p>
      <text:p text:style-name="P23">Disque /dev/sda : 465,8 GiB, 500107862016 octets, 976773168 secteurs</text:p>
      <text:p text:style-name="P23">Unités : secteur de 1 × 512 = 512 octets</text:p>
      <text:p text:style-name="P23">Taille de secteur (logique / physique) : 512 octets / 512 octets</text:p>
      <text:p text:style-name="P23">taille d'E/S (minimale / optimale) : 512 octets / 512 octets</text:p>
      <text:p text:style-name="P23">Type d'étiquette de disque : dos</text:p>
      <text:p text:style-name="P23">Identifiant de disque : 0xa476a476</text:p>
      <text:p text:style-name="P23"/>
      <text:p text:style-name="P23">Périphérique Amorçage <text:s text:c="4"/>Début <text:s text:c="6"/>Fin <text:s/>Secteurs Taille Id Type</text:p>
      <text:p text:style-name="P23">/dev/sda1 <text:s text:c="13"/>19279872 140713983 121434112 <text:s/>57,9G <text:span text:style-name="T19">83</text:span> Linux</text:p>
      <text:p text:style-name="P23">/dev/sda2 <text:s text:c="17"/>2048 <text:s text:c="2"/>2502655 <text:s text:c="2"/>2500608 <text:s text:c="2"/>1,2G <text:span text:style-name="T19">83</text:span> Linux</text:p>
      <text:p text:style-name="P23">/dev/sda3 <text:s text:c="14"/>2502656 <text:s/>19279871 <text:s/>16777216 <text:s text:c="4"/>8G <text:span text:style-name="T19">82</text:span> partition d'échange Linux / Solaris</text:p>
      <text:p text:style-name="P23">/dev/sda4 <text:s text:c="12"/>140713984 468449279 327735296 156,3G <text:span text:style-name="T19">83</text:span> Linux</text:p>
      <text:p text:style-name="P13">Je retrouve bien les mêmes partitions :</text:p>
      <text:p text:style-name="P22">00001c0 ffff fe<text:span text:style-name="T19">83</text:span> ffff 3000 0126 f000 073c 2000</text:p>
      <text:p text:style-name="P22">00001d0 0021 c7<text:span text:style-name="T19">83</text:span> 9b2c 0800 0000 2800 0026 c700</text:p>
      <text:p text:style-name="P22">00001e0 9b2d fe<text:span text:style-name="T19">82</text:span> ffff 3000 0026 0000 0100 fe00</text:p>
      <text:p text:style-name="P20"><text:span text:style-name="T18">00001f0 ffff fe</text:span><text:span text:style-name="T19">83</text:span><text:span text:style-name="T18"> ffff 2000 0863 d800 1388</text:span> aa55</text:p>
      <text:p text:style-name="P20">0000200</text:p>
      <text:h text:style-name="Heading_20_1" text:outline-level="1"><text:bookmark-start text:name="__RefHeading___Toc219_10105642"/>Question 4 :<text:bookmark-end text:name="__RefHeading___Toc219_10105642"/></text:h>
      <text:p text:style-name="P26">a) La commande free affiche la quantité totale de mémoire physique et d'espace d'échange libre et utilisée par le système, ainsi que les tampons utilisés par le noyau. La colonne de mémoire partagée représente soit la valeur MemShared <text:s/>(noyaux <text:s/>de <text:s/>la <text:s/>série 2.4), <text:s/>soit <text:s/>la valeur <text:s/>Shmem <text:s/>(noyaux <text:s/>à partir de la série 2.6), prise dans le fichier /proc/meminfo. La valeur est nulle si aucune des entrées n’est exportée par le noyau. </text:p>
      <text:p text:style-name="P24">root@213-10 : /home/test</text:p>
      <text:p text:style-name="P24"># free</text:p>
      <text:p text:style-name="P24"><text:s text:c="14"/>total <text:s text:c="7"/>used <text:s text:c="7"/>free <text:s text:c="5"/>shared <text:s/>buff/cache <text:s text:c="2"/>available</text:p>
      <text:p text:style-name="P24"><text:soft-page-break/>Mem: <text:s text:c="6"/>16342728 <text:s text:c="4"/>1033300 <text:s text:c="3"/>14135160 <text:s text:c="5"/>163220 <text:s text:c="4"/>1174268 <text:s text:c="3"/>14840432</text:p>
      <text:p text:style-name="P24">Swap: <text:s text:c="6"/>8388604 <text:s text:c="10"/>0 <text:s text:c="4"/>8388604</text:p>
      <text:p text:style-name="P26">b) La commande vmstat affiche <text:s/>des informations sur les processus, la mémoire, la pagination, les blocs d'entrées et sorties, les interruptions et l'activité du processeur et des disques. Le premier rapport produit présente les moyennes depuis le dernier démarrage. Les rapports ultérieurs présentent un compte <text:s/>rendu tous les délai. Les rapports sur les processus et la mémoire sont immédiats dans tous les cas de figure.</text:p>
      <text:p text:style-name="P24">root@213-10 : /home/test</text:p>
      <text:p text:style-name="P24"># vmstat</text:p>
      <text:p text:style-name="P24">procs -----------memory---------- ---swap-- -----io---- -system-- ------cpu-----</text:p>
      <text:p text:style-name="P24"><text:s/>r <text:s/>b <text:s text:c="2"/>swpd <text:s text:c="2"/>free <text:s text:c="2"/>buff <text:s/>cache <text:s text:c="2"/>si <text:s text:c="2"/>so <text:s text:c="3"/>bi <text:s text:c="3"/>bo <text:s text:c="2"/>in <text:s text:c="2"/>cs us sy id wa st</text:p>
      <text:p text:style-name="P24"><text:s/>1 <text:s/>0 <text:s text:c="5"/>0 14110212 198932 997668 <text:s text:c="3"/>0 <text:s text:c="3"/>0 <text:s text:c="3"/>14 <text:s text:c="4"/>3 <text:s text:c="2"/>19 <text:s text:c="2"/>67 <text:s/>0 <text:s/>0 99 <text:s/>1 <text:s/>0</text:p>
      <text:h text:style-name="Heading_20_1" text:outline-level="1"><text:bookmark-start text:name="__RefHeading___Toc498_840246645"/>Question 5 :<text:bookmark-end text:name="__RefHeading___Toc498_840246645"/></text:h>
      <text:p text:style-name="P14"><text:span text:style-name="T20">a) La commande df indique l'espace disque utilisé et disponible sur </text:span>le système de fichiers contenant chaque fichier donné en paramètre. Sans paramètre, l'espace disponible sur tous les systèmes <text:s/>de fichiers <text:s/>montés <text:s/>sera affiché. Les valeurs sont indiquées en unités de 1 K, à moins que la variable d'environnement POSIXLY_COR‐RECT ne soit positionnée, auquel cas la taille des blocs sera de 512 octets.</text:p>
      <text:p text:style-name="Text_20_body">Si un fichier indiqué en paramètre est un périphérique disque contenant un système de fichiers monté, df affiche l'espace <text:s/>disponible sur ce système de fichiers plutôt que sur celui contenant le nœud du périphérique. Cette version de df ne peut pas afficher l'espace disponible sur des systèmes de fichiers non montés, car pour la majorité des systèmes, cela nécessiterait <text:s/>une <text:s/>connaissance très pointue et non portable de la structure des systèmes de fichiers.</text:p>
      <text:p text:style-name="P25">root@213-10 : /home/test</text:p>
      <text:p text:style-name="P25"># df</text:p>
      <text:p text:style-name="P25">Sys. de fichiers Taille Utilisé Dispo Uti% Monté sur</text:p>
      <text:p text:style-name="P25">udev <text:s text:c="14"/>7,8G <text:s text:c="6"/>0 <text:s/>7,8G <text:s text:c="2"/>0% /dev</text:p>
      <text:p text:style-name="P25">tmpfs <text:s text:c="13"/>1,6G <text:s text:c="4"/>18M <text:s/>1,6G <text:s text:c="2"/>2% /run</text:p>
      <text:p text:style-name="P25">/dev/sda1 <text:s text:c="10"/>57G <text:s text:c="4"/>26G <text:s text:c="2"/>29G <text:s/>49% /</text:p>
      <text:p text:style-name="P25">tmpfs <text:s text:c="13"/>7,8G <text:s text:c="3"/>8,2M <text:s/>7,8G <text:s text:c="2"/>1% /dev/shm</text:p>
      <text:p text:style-name="P25">tmpfs <text:s text:c="13"/>5,0M <text:s text:c="3"/>4,0K <text:s/>5,0M <text:s text:c="2"/>1% /run/lock</text:p>
      <text:p text:style-name="P25"><text:soft-page-break/>tmpfs <text:s text:c="13"/>7,8G <text:s text:c="6"/>0 <text:s/>7,8G <text:s text:c="2"/>0% /sys/fs/cgroup</text:p>
      <text:p text:style-name="P25">/dev/sda4 <text:s text:c="9"/>154G <text:s text:c="4"/>36G <text:s/>111G <text:s/>25% /media/test/VDI</text:p>
      <text:p text:style-name="P25">tmpfs <text:s text:c="13"/>1,6G <text:s text:c="4"/>16K <text:s/>1,6G <text:s text:c="2"/>1% /run/user/118</text:p>
      <text:p text:style-name="P25">tmpfs <text:s text:c="13"/>1,6G <text:s text:c="4"/>40K <text:s/>1,6G <text:s text:c="2"/>1% /run/user/1000</text:p>
      <text:p text:style-name="P25">/dev/sdb1 <text:s text:c="9"/>7,3G <text:s text:c="4"/>33M <text:s/>7,2G <text:s text:c="2"/>1% /media/test/COOKIES</text:p>
      <text:p text:style-name="P15">b) </text:p>
      <text:p text:style-name="P25">root@213-10 : /home/test</text:p>
      <text:p text:style-name="P25"># df /etc/fstab</text:p>
      <text:p text:style-name="P25">Sys. de fichiers Taille Utilisé Dispo Uti% Monté sur</text:p>
      <text:p text:style-name="P25">/dev/sda1 <text:s text:c="10"/><text:span text:style-name="T19">57G</text:span> <text:s text:c="4"/><text:span text:style-name="T19">26G</text:span> <text:s text:c="2"/><text:span text:style-name="T19">29G </text:span><text:s/><text:span text:style-name="T19">4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ab025"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2</text:span><text:span text:style-name="MT6"> M</text:span><text:span text:style-name="MT5">1103</text:span></text:p>
      </style:header>
      <style:footer>
        <text:p text:style-name="MP2"><text:date style:data-style-name="N37" text:date-value="2018-11-06T15:33:39.163761287">06/11/18</text:date><text:tab/><text:page-number text:select-page="current">8</text:page-number>/<text:page-count>8</text:page-count><text:tab/><text:date style:data-style-name="N37" text:date-value="2018-11-06T15:33:39.163929135">0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8-11-06T15:33:39.127208985</dc:date>
    <meta:editing-duration>PT31M29S</meta:editing-duration>
    <meta:editing-cycles>11</meta:editing-cycles>
    <meta:generator>LibreOffice/5.2.7.2$Linux_X86_64 LibreOffice_project/20m0$Build-2</meta:generator>
    <meta:document-statistic meta:table-count="0" meta:image-count="0" meta:object-count="0" meta:page-count="8" meta:paragraph-count="191" meta:word-count="1988" meta:character-count="11646" meta:non-whitespace-character-count="9299"/>
  </office:meta>
</office:document-meta>
</file>